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14b2ce"/>
    </style:style>
    <style:style style:name="P2" style:family="paragraph" style:parent-style-name="Standard" style:list-style-name="L1">
      <style:paragraph-properties fo:text-align="start" style:justify-single-word="false"/>
      <style:text-properties officeooo:paragraph-rsid="071b1de9"/>
    </style:style>
    <style:style style:name="P3" style:family="paragraph" style:parent-style-name="Standard" style:list-style-name="L1">
      <style:paragraph-properties fo:text-align="start" style:justify-single-word="false"/>
      <style:text-properties officeooo:paragraph-rsid="071c8528"/>
    </style:style>
    <style:style style:name="P4" style:family="paragraph" style:parent-style-name="Standard" style:list-style-name="L1">
      <style:paragraph-properties fo:text-align="start" style:justify-single-word="false"/>
      <style:text-properties officeooo:paragraph-rsid="071cc24a"/>
    </style:style>
    <style:style style:name="P5" style:family="paragraph" style:parent-style-name="Standard" style:list-style-name="L1">
      <style:paragraph-properties fo:text-align="start" style:justify-single-word="false"/>
      <style:text-properties officeooo:paragraph-rsid="07261f22"/>
    </style:style>
    <style:style style:name="P6" style:family="paragraph" style:parent-style-name="Standard" style:list-style-name="L1">
      <style:paragraph-properties fo:text-align="start" style:justify-single-word="false"/>
      <style:text-properties officeooo:paragraph-rsid="0728ca04"/>
    </style:style>
    <style:style style:name="P7" style:family="paragraph" style:parent-style-name="Standard" style:list-style-name="L1">
      <style:paragraph-properties fo:text-align="start" style:justify-single-word="false"/>
      <style:text-properties officeooo:paragraph-rsid="072929ad"/>
    </style:style>
    <style:style style:name="P8" style:family="paragraph" style:parent-style-name="Standard" style:list-style-name="L1">
      <style:paragraph-properties fo:text-align="start" style:justify-single-word="false"/>
      <style:text-properties officeooo:paragraph-rsid="07295a77"/>
    </style:style>
    <style:style style:name="P9" style:family="paragraph" style:parent-style-name="Standard" style:list-style-name="L1">
      <style:paragraph-properties fo:text-align="start" style:justify-single-word="false"/>
      <style:text-properties officeooo:paragraph-rsid="0733ab8f"/>
    </style:style>
    <style:style style:name="P10" style:family="paragraph" style:parent-style-name="Standard" style:list-style-name="L1">
      <style:paragraph-properties fo:text-align="start" style:justify-single-word="false"/>
      <style:text-properties officeooo:paragraph-rsid="073448b3"/>
    </style:style>
    <style:style style:name="T1"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34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18e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99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1c85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1cc2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61f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7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344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 style:family="text">
      <style:text-properties fo:color="#000000" style:text-line-through-style="none" style:text-line-through-type="none" style:font-name="DejaVu Sans" fo:font-size="9pt" style:text-underline-style="none" fo:font-weight="bold" officeooo:rsid="07261f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 style:family="text">
      <style:text-properties fo:color="#000000" style:text-line-through-style="none" style:text-line-through-type="none" style:font-name="DejaVu Sans" fo:font-size="9pt" style:text-underline-style="none" fo:font-weight="bold" officeooo:rsid="072929a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 style:family="text">
      <style:text-properties fo:color="#000000" style:text-line-through-style="none" style:text-line-through-type="none" style:font-name="DejaVu Sans" fo:font-size="9pt" style:text-underline-style="none" fo:font-weight="bold" officeooo:rsid="072f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 style:family="text">
      <style:text-properties fo:color="#000000" style:text-line-through-style="none" style:text-line-through-type="none" style:font-name="DejaVu Sans" fo:font-size="9pt" style:text-underline-style="none" fo:font-weight="bold" officeooo:rsid="07295a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 style:family="text">
      <style:text-properties fo:color="#000000" style:text-line-through-style="none" style:text-line-through-type="none" style:font-name="DejaVu Sans" fo:font-size="9pt" style:text-underline-style="none" fo:font-weight="bold" officeooo:rsid="0731b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 style:family="text">
      <style:text-properties fo:color="#000000" style:text-line-through-style="none" style:text-line-through-type="none" style:font-name="DejaVu Sans" fo:font-size="9pt" style:text-underline-style="none" officeooo:rsid="06fcb6a5" style:text-blinking="false" fo:background-color="#ffffff" loext:char-shading-value="0" style:font-name-asian="Times New Roman1" style:font-size-asian="9pt" style:font-name-complex="Arial" style:font-size-complex="9pt" loext:padding="0cm" loext:border="none"/>
    </style:style>
    <style:style style:name="T17" style:family="text">
      <style:text-properties fo:color="#000000" style:text-line-through-style="none" style:text-line-through-type="none" style:font-name="Courier 10 Pitch" fo:font-size="9pt" style:text-underline-style="none" fo:font-weight="normal" officeooo:rsid="07295a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ourier 10 Pitch" fo:font-size="9pt" style:text-underline-style="none" fo:font-weight="normal" officeooo:rsid="075cf4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ourier 10 Pitch" fo:font-size="9pt" style:text-underline-style="none" fo:font-weight="normal" officeooo:rsid="082f3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ourier 10 Pitch" fo:font-size="9pt" style:text-underline-style="none" fo:font-weight="normal" officeooo:rsid="08307b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ff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996600" style:text-line-through-style="none" style:text-line-through-type="none" style:font-name="DejaVu Sans" fo:font-size="9pt" style:text-underline-style="none" fo:font-weight="bold" officeooo:rsid="0728ca04"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63758747692111930" text:style-name="L1">
        <text:list-item>
          <text:p text:style-name="P1"><text:span text:style-name="Source_20_Text"><text:span text:style-name="T10">Oauth: </text:span></text:span><text:span text:style-name="Source_20_Text"><text:span text:style-name="T1">OAuth is an open authorization </text:span></text:span><text:span text:style-name="Source_20_Text"><text:span text:style-name="T10">protocol</text:span></text:span><text:span text:style-name="Source_20_Text"><text:span text:style-name="T1">, which allows notifying a </text:span></text:span><text:span text:style-name="Strong_20_Emphasis"><text:span text:style-name="T16">resource provider</text:span></text:span><text:span text:style-name="Source_20_Text"><text:span text:style-name="T1"> (e.g. Facebook) that the </text:span></text:span><text:span text:style-name="Strong_20_Emphasis"><text:span text:style-name="T16">resource owner</text:span></text:span><text:span text:style-name="Source_20_Text"><text:span text:style-name="T1"> (e.g. you) grants permission to a </text:span></text:span><text:span text:style-name="Strong_20_Emphasis"><text:span text:style-name="T16">third-party</text:span></text:span><text:span text:style-name="Source_20_Text"><text:span text:style-name="T1"> (e.g. </text:span></text:span><text:span text:style-name="Source_20_Text"><text:span text:style-name="T2">LinkedIn</text:span></text:span><text:span text:style-name="Source_20_Text"><text:span text:style-name="T1">) access to their </text:span></text:span><text:span text:style-name="Strong_20_Emphasis"><text:span text:style-name="T16">information</text:span></text:span><text:span text:style-name="Source_20_Text"><text:span text:style-name="T1"> (e.g. the list of your friends).</text:span></text:span></text:p>
          <text:p text:style-name="P2"><text:span text:style-name="Source_20_Text"><text:span text:style-name="T1">OAuth is a framework to provide authorization functionality and not </text:span></text:span><text:span text:style-name="Source_20_Text"><text:span text:style-name="T22">just</text:span></text:span><text:span text:style-name="Source_20_Text"><text:span text:style-name="T1"> authentication. </text:span></text:span><text:span text:style-name="Source_20_Text"><text:span text:style-name="T3">How can a user login through gmail or facebook on some other website? </text:span></text:span><text:span text:style-name="Source_20_Text"><text:span text:style-name="T4">T</text:span></text:span><text:span text:style-name="Source_20_Text"><text:span text:style-name="T3">his is </text:span></text:span><text:span text:style-name="Source_20_Text"><text:span text:style-name="T4">also</text:span></text:span><text:span text:style-name="Source_20_Text"><text:span text:style-name="T3"> Oauth, means it is used for authentication as well.</text:span></text:span></text:p>
        </text:list-item>
        <text:list-item>
          <text:p text:style-name="P3"><text:a xlink:type="simple" xlink:href="https://stackoverflow.com/questions/4201431/what-exactly-is-oauth-open-authorization" text:style-name="Internet_20_link" text:visited-style-name="Visited_20_Internet_20_Link"><text:span text:style-name="Source_20_Text"><text:span text:style-name="T21">https://stackoverflow.com/questions/4201431/what-exactly-is-oauth-open-authorization</text:span></text:span></text:a></text:p>
        </text:list-item>
        <text:list-item>
          <text:p text:style-name="P4"><text:span text:style-name="Source_20_Text"><text:span text:style-name="T6">Latest version of Oauth is Oauth 2.0.</text:span></text:span></text:p>
        </text:list-item>
        <text:list-item>
          <text:p text:style-name="P4"><text:span text:style-name="Source_20_Text"><text:span text:style-name="T5">OAuth 2 is an authorization framework that enables applications to obtain limited access to user accounts on an HTTP service. It works by delegating user authentication to the service that hosts the user account, and authorizing third-party applications to access the user account. OAuth 2 provides authorization flows for web and desktop applications, and mobile devices.</text:span></text:span></text:p>
        </text:list-item>
        <text:list-item>
          <text:p text:style-name="P5"><text:span text:style-name="Source_20_Text"><text:span text:style-name="T11">Bearer Tokens</text:span></text:span><text:span text:style-name="Source_20_Text"><text:span text:style-name="T7"> are the predominant type of access token used with OAuth 2.0. A Bearer Token is an opaque string, not intended to have any meaning to clients using it. Some servers will issue tokens that are a short string of hexadecimal characters, while others may use structured tokens such as JSON Web Tokens.</text:span></text:span></text:p>
        </text:list-item>
        <text:list-item>
          <text:p text:style-name="P6"><text:a xlink:type="simple" xlink:href="https://www.digitalocean.com/community/tutorials/an-introduction-to-oauth-2" text:style-name="Internet_20_link" text:visited-style-name="Visited_20_Internet_20_Link"><text:span text:style-name="Source_20_Text"><text:span text:style-name="T23">https://www.digitalocean.com/community/tutorials/an-introduction-to-oauth-2</text:span></text:span></text:a></text:p>
        </text:list-item>
        <text:list-item>
          <text:p text:style-name="P7"><text:span text:style-name="Source_20_Text"><text:span text:style-name="T12">A </text:span></text:span><text:span text:style-name="Source_20_Text"><text:span text:style-name="T13">SAMPLE OAUTH EXAMPLE</text:span></text:span><text:span text:style-name="Source_20_Text"><text:span text:style-name="T12">:</text:span></text:span></text:p>
          <text:p text:style-name="P9"><text:span text:style-name="Source_20_Text"><text:span text:style-name="T14">For hitting apis of ICAT system, one must need oauth token. To get fresh oauth token, use this api:</text:span></text:span></text:p>
          <text:p text:style-name="P9"><text:span text:style-name="Source_20_Text"><text:span text:style-name="T19">curl -X POST \</text:span></text:span></text:p>
          <text:p text:style-name="P9"><text:span text:style-name="Source_20_Text"><text:span text:style-name="T19"><text:s text:c="2"/>https://login.microsoftonline.com/f66fae02-5d36-495b-bfe0-78a6ff9f8e6e/oauth2/v2.0/token \</text:span></text:span></text:p>
          <text:p text:style-name="P9"><text:span text:style-name="Source_20_Text"><text:span text:style-name="T19"><text:s text:c="2"/>-H 'Cache-Control: no-cache' \</text:span></text:span></text:p>
          <text:p text:style-name="P9"><text:span text:style-name="Source_20_Text"><text:span text:style-name="T19"><text:s text:c="2"/>-H 'Content-Type: application/x-www-form-urlencoded' \</text:span></text:span></text:p>
          <text:p text:style-name="P9"><text:span text:style-name="Source_20_Text"><text:span text:style-name="T19"><text:s text:c="2"/>-H 'Postman-Token: 31968c96-cdbe-4a4b-b654-3158637e6f27' \</text:span></text:span></text:p>
          <text:p text:style-name="P9"><text:span text:style-name="Source_20_Text"><text:span text:style-name="T19"><text:s text:c="2"/>-d 'client_secret=m%407zc%3FP0Mtvm%4032mlzqNn%2B%3AtSIs%2B56Hf&amp;client_id=19f1bd81-3251-4472-b2a7-b27ffda22200&amp;grant_type=client_credentials&amp;scope=https%3A%2F%2Ficatppapi.unilever.com%2Feccintegration%2F%2F.default'</text:span></text:span></text:p>
          <text:p text:style-name="P9"><text:span text:style-name="Source_20_Text"><text:span text:style-name="T17"/></text:span></text:p>
          <text:p text:style-name="P9"><text:span text:style-name="Source_20_Text"><text:span text:style-name="T14">Once we get a new oauth token using this api, the older will not work. We need to use this access_token </text:span></text:span><text:span text:style-name="Source_20_Text"><text:span text:style-name="T15">(in place of bearer token)</text:span></text:span><text:span text:style-name="Source_20_Text"><text:span text:style-name="T14"> into any other api as follows:</text:span></text:span></text:p>
          <text:p text:style-name="P9"><text:span text:style-name="Source_20_Text"><text:span text:style-name="T20">curl -X GET \</text:span></text:span></text:p>
          <text:p text:style-name="P9"><text:span text:style-name="Source_20_Text"><text:span text:style-name="T20"><text:s text:c="2"/>https://icatppapi.unilever.com/eccintegration/ping \</text:span></text:span></text:p>
          <text:p text:style-name="P9"><text:span text:style-name="Source_20_Text"><text:span text:style-name="T20"><text:s text:c="2"/>-H 'Authorization: Bearer eyJ0eXAiOiJKV1QiLCJhbGciOiJSUzI1NiIsIng1dCI6Imh1Tjk1SXZQZmVocTM0R3pCRFoxR1hHaXJuTSIsImtpZCI6Imh1Tjk1SXZQZmVocTM0R3pCRFoxR1hHaXJuTSJ9.eyJhdWQiOiJodHRwczovL2ljYXRwcGFwaS51bmlsZXZlci5jb20vZWNjaW50ZWdyYXRpb24vIiwiaXNzIjoiaHR0cHM6Ly9zdHMud2luZG93cy5uZXQvZjY2ZmFlMDItNWQzNi00OTViLWJmZTAtNzhhNmZmOWY4ZTZlLyIsImlhdCI6MTU5NTI0MDA1NiwibmJmIjoxNTk1MjQwMDU2LCJleHAiOjE1OTUyNDM5NTYsImFpbyI6IkUyQmdZRGpWYy9BTXY4amEzeW9NN2J4Wng5ZTlBUUE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VdoWU9PeFhSMFdfUHgtMzRmNVRBUSIsInZlciI6IjEuMCJ9.kbH8eClQQZ9gvb3Ky21UKlp_DcgjijeyG1fxtAqGP48BMCfD5iPSBB6C5IcyaYAIkFq2ThMPB46DXWH8i8L9SJ2vruNiqULPjc0zDr-cPSzDkF9oMUO7f7pFFsgNyIos1UHeJCEqXFabd78RvxNcUH5DSYmhmDUmMgAWg-QY7Mw_6sltgNAxhEGgn-2xsWSYFo4BYFXAuXIFIbpMso_fizdM9q0if5VeWNZpcnmQ5UvaDTQeu-dFqoDLqejlSjpY1GRrmZZ1ImCruXiHfZWlAmYF5HjE12x6p5cXaJoTXj-2SpaDuCDMTTE3RqalmWZ4l1mbSSVSp1h18vVAFK-oig' \</text:span></text:span></text:p>
          <text:p text:style-name="P9"><text:span text:style-name="Source_20_Text"><text:span text:style-name="T20"><text:s text:c="2"/>-H 'Cache-Control: no-cache' \</text:span></text:span></text:p>
          <text:p text:style-name="P9"><text:span text:style-name="Source_20_Text"><text:span text:style-name="T20"><text:s text:c="2"/>-H 'Content-Type: application/json' \</text:span></text:span></text:p>
          <text:p text:style-name="P9"><text:span text:style-name="Source_20_Text"><text:span text:style-name="T20"><text:s text:c="2"/>-H 'Postman-Token: c56e03e6-ef7b-424d-96a7-39b5c69a3e43'</text:span></text:span></text:p>
          <text:p text:style-name="P9"><text:span text:style-name="Source_20_Text"><text:span text:style-name="T20"/></text:span></text:p>
          <text:p text:style-name="P9"><text:span text:style-name="Source_20_Text"><text:span text:style-name="T14">and most probably you will get the following response:</text:span></text:span></text:p>
          <text:p text:style-name="P9"><text:span text:style-name="Source_20_Text"><text:span text:style-name="T18">ping api on EccIntegrationController called</text:span></text:span></text:p>
          <text:p text:style-name="P10"><text:span text:style-name="Source_20_Text"><text:span text:style-name="T9"/></text:span></text:p>
        </text:list-item>
        <text:list-item>
          <text:p text:style-name="P10"><text:span text:style-name="Source_20_Text"><text:span text:style-name="T8">a</text:span></text:span><text:span text:style-name="Source_20_Text"><text:span text:style-name="T7">bc</text:span></text:span></text:p>
          <text:p text:style-name="P5"><text:span text:style-name="Source_20_Text"><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5T09:27:59.955814183</dc:date>
    <meta:editing-duration>P25DT20H48M24S</meta:editing-duration>
    <meta:editing-cycles>1708</meta:editing-cycles>
    <meta:document-statistic meta:table-count="0" meta:image-count="0" meta:object-count="0" meta:page-count="1" meta:paragraph-count="25" meta:word-count="314" meta:character-count="3663" meta:non-whitespace-character-count="3362"/>
  </office:meta>
</office:document-meta>
</file>